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margin-left="1.305cm" fo:margin-right="0cm" fo:text-align="start" style:justify-single-word="false" fo:text-indent="-0.635cm" style:auto-text-indent="false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style:text-properties style:font-name="Liberation Serif1" fo:font-size="12pt" fo:language="fr" fo:country="FR" style:font-name-asian="Monospace" style:font-name-complex="Monospa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fo:language="fr" fo:country="FR" style:text-underline-style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T3" style:family="text"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4" style:family="text">
      <style:text-properties style:font-name="Liberation Serif" fo:font-size="12pt" fo:language="fr" fo:country="FR" fo:font-style="italic" style:text-underline-style="none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5" style:family="text">
      <style:text-properties style:font-name="Liberation Serif" fo:font-size="12pt" fo:language="fr" fo:country="FR" fo:font-weight="normal" style:font-name-asian="Monospace" style:font-size-asian="12pt" style:font-weight-asian="normal" style:font-name-complex="Monospace" style:font-size-complex="12pt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7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3/12/2012 au 21/12/2012</text:p>
      <text:p text:style-name="P2"/>
      <text:p text:style-name="P6"/>
      <text:p text:style-name="P6">Réflexion sur la possibilité de supprimer les <text:span text:style-name="T1">interfaces</text:span>. Actuellement un Generic est défini grâce à ses <text:span text:style-name="T1">interfaces</text:span>, ses <text:span text:style-name="T1">components</text:span> et ses <text:span text:style-name="T1">directSupers</text:span>.</text:p>
      <text:p text:style-name="P6"/>
      <text:p text:style-name="P3">Pour rappel :</text:p>
      <text:p text:style-name="P3">Les <text:span text:style-name="T1">directSupers </text:span>sont des Generic dont un Generic hérite directement.</text:p>
      <text:p text:style-name="P3">Les <text:span text:style-name="T1">components </text:span>sont des Generic qui ont un lien direct de composition avec un Generic.</text:p>
      <text:p text:style-name="P3">Les <text:span text:style-name="T1">interfaces </text:span>sont des Generic dont un Generic hérite directement ou indirectement.</text:p>
      <text:p text:style-name="P3"/>
      <text:p text:style-name="P3">La définition d'une <text:span text:style-name="T1">interface</text:span> n'est pas claire ce qui sous-entend un problème de conception.</text:p>
      <text:p text:style-name="P3"/>
      <text:p text:style-name="P3">J'ai mené une étude d'impact afin de voir quel serait le gain de ne plus stocker les <text:span text:style-name="T1">interfaces</text:span>.</text:p>
      <text:p text:style-name="P3">Cette dernière a montré plusieurs axes non négociable d'amélioration, notamment :</text:p>
      <text:list xml:id="list1051350634" text:style-name="L1">
        <text:list-item>
          <text:p text:style-name="P5"><text:span text:style-name="T3">Réduction du nombre de liens dans le modèle et donc un gain de place mémoire,</text:span></text:p>
        </text:list-item>
        <text:list-item>
          <text:p text:style-name="P5"><text:span text:style-name="T3">Amélioration du calcul des </text:span><text:span text:style-name="T4">directSupers.</text:span></text:p>
        </text:list-item>
      </text:list>
      <text:p text:style-name="P4"><text:span text:style-name="T4"/></text:p>
      <text:p text:style-name="P3">Suite à cette étude d'impact j'ai donc porté ma réflexion sur la possibilité de calculer les interfaces à partir des directSupers.</text:p>
      <text:p text:style-name="P3"><text:span text:style-name="T1"/></text:p>
      <text:list xml:id="list163450364" text:continue-numbering="true" text:style-name="L1">
        <text:list-header>
          <text:p text:style-name="P12"><text:span text:style-name="T3">L'étude d'impact a également mis en avant la nécessité de bien gérer l'ordre des </text:span><text:span text:style-name="T4">directSupers.</text:span></text:p>
          <text:list>
            <text:list-header>
              <text:p text:style-name="P8"><text:span text:style-name="T2">Actuellement les </text:span><text:span text:style-name="T4">directSupers </text:span><text:span text:style-name="T2">sont ordonnés selon leur date de création, mais un cas peut poser problème :</text:span></text:p>
              <text:p text:style-name="P8"><text:span text:style-name="T2"/></text:p>
              <text:p text:style-name="P10"><text:span text:style-name="T5">Exemple :</text:span></text:p>
              <text:p text:style-name="P9"><draw:frame text:anchor-type="paragraph" draw:z-index="6" draw:style-name="gr3" draw:text-style-name="P14" svg:width="1.447cm" svg:height="0.408cm" svg:x="4.002cm" svg:y="0.145cm"><draw:text-box><text:p text:style-name="P14"><text:span text:style-name="T7">dc : 1</text:span></text:p></draw:text-box></draw:frame><draw:frame text:anchor-type="paragraph" draw:z-index="7" draw:style-name="gr3" draw:text-style-name="P14" svg:width="1.447cm" svg:height="0.408cm" svg:x="6.754cm" svg:y="0.086cm"><draw:text-box><text:p text:style-name="P14"><text:span text:style-name="T7">dc : 2</text:span></text:p></draw:text-box></draw:frame><draw:frame text:anchor-type="paragraph" draw:z-index="10" draw:style-name="gr4" svg:width="8.254cm" svg:height="2.735cm" svg:x="7.913cm" svg:y="0.406cm"><draw:text-box><text:p text:style-name="P15"><text:span text:style-name="T8">légende :</text:span></text:p><text:p text:style-name="P15">Ta et Tb sont deux Type.</text:p><text:p text:style-name="P15">Ia est l'instance du Type Ta.</text:p><text:p text:style-name="P15">Ib est l'instance du Type Tb.</text:p><text:p text:style-name="P15">dc représente la date de création du générique</text:p></draw:text-box></draw:frame><text:span text:style-name="T5"/></text:p>
            </text:list-header>
          </text:list>
        </text:list-header>
      </text:list>
      <text:p text:style-name="P3"><draw:rect text:anchor-type="paragraph" draw:z-index="0" draw:style-name="gr1" draw:text-style-name="P13" svg:width="1.482cm" svg:height="0.671cm" svg:x="3.314cm" svg:y="0.025cm"><text:p text:style-name="P13">Ta</text:p></draw:rect><draw:rect text:anchor-type="paragraph" draw:z-index="1" draw:style-name="gr1" draw:text-style-name="P13" svg:width="1.482cm" svg:height="0.671cm" svg:x="6.048cm" svg:y="0.007cm"><text:p text:style-name="P13">Tb</text:p></draw:rect><draw:custom-shape text:anchor-type="paragraph" draw:z-index="2" draw:style-name="gr2" svg:width="0.248cm" svg:height="0.689cm" svg:x="3.844cm" svg:y="0.83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248cm" svg:height="0.689cm" svg:x="6.736cm" svg:y="0.79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" draw:style-name="gr1" draw:text-style-name="P13" svg:width="1.482cm" svg:height="0.671cm" svg:x="3.314cm" svg:y="1.626cm"><text:p text:style-name="P13">Ia</text:p></draw:rect><draw:rect text:anchor-type="paragraph" draw:z-index="5" draw:style-name="gr1" draw:text-style-name="P13" svg:width="1.482cm" svg:height="0.671cm" svg:x="6.101cm" svg:y="1.609cm"><text:p text:style-name="P13">Ib</text:p></draw:rect></text:p>
      <text:p text:style-name="P3"/>
      <text:p text:style-name="P3"/>
      <text:p text:style-name="P3"/>
      <text:p text:style-name="P3"><draw:frame text:anchor-type="paragraph" draw:z-index="8" draw:style-name="gr3" draw:text-style-name="P14" svg:width="1.447cm" svg:height="0.408cm" svg:x="6.824cm" svg:y="0.332cm"><draw:text-box><text:p text:style-name="P14"><text:span text:style-name="T7">dc : 3</text:span></text:p></draw:text-box></draw:frame><draw:frame text:anchor-type="paragraph" draw:z-index="9" draw:style-name="gr3" draw:text-style-name="P14" svg:width="1.447cm" svg:height="0.408cm" svg:x="3.985cm" svg:y="0.349cm"><draw:text-box><text:p text:style-name="P14"><text:span text:style-name="T7">dc : 4</text:span></text:p></draw:text-box></draw:frame></text:p>
      <text:p text:style-name="P3"/>
      <text:p text:style-name="P3"/>
      <text:list xml:id="list1254023160" text:continue-numbering="true" text:style-name="L1">
        <text:list-item>
          <text:list>
            <text:list-header>
              <text:p text:style-name="P7">une fois les Generic triés :</text:p>
              <text:p text:style-name="P7"><draw:frame text:anchor-type="paragraph" draw:z-index="16" draw:style-name="gr3" draw:text-style-name="P14" svg:width="1.447cm" svg:height="0.408cm" svg:x="3.985cm" svg:y="0.183cm"><draw:text-box><text:p text:style-name="P14"><text:span text:style-name="T7">dc : 1</text:span></text:p></draw:text-box></draw:frame><draw:frame text:anchor-type="paragraph" draw:z-index="19" draw:style-name="gr3" draw:text-style-name="P14" svg:width="1.447cm" svg:height="0.408cm" svg:x="6.736cm" svg:y="0.086cm"><draw:text-box><text:p text:style-name="P14"><text:span text:style-name="T7">dc : 2</text:span></text:p></draw:text-box></draw:frame></text:p>
            </text:list-header>
          </text:list>
        </text:list-item>
      </text:list>
      <text:p text:style-name="P3"><draw:rect text:anchor-type="paragraph" draw:z-index="11" draw:style-name="gr1" draw:text-style-name="P13" svg:width="1.482cm" svg:height="0.671cm" svg:x="3.314cm" svg:y="0.025cm"><text:p text:style-name="P13">Ta</text:p></draw:rect><draw:rect text:anchor-type="paragraph" draw:z-index="12" draw:style-name="gr1" draw:text-style-name="P13" svg:width="1.482cm" svg:height="0.671cm" svg:x="6.048cm" svg:y="0.007cm"><text:p text:style-name="P13">Tb</text:p></draw:rect><draw:custom-shape text:anchor-type="paragraph" draw:z-index="13" draw:style-name="gr2" svg:width="0.248cm" svg:height="0.689cm" svg:x="6.736cm" svg:y="0.79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><draw:custom-shape text:anchor-type="paragraph" draw:z-index="20" draw:style-name="gr2" svg:width="0.248cm" svg:height="0.689cm" svg:x="3.914cm" svg:y="0.2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1" draw:style-name="gr5" draw:text-style-name="P13" svg:x1="6.419cm" svg:y1="0.905cm" svg:x2="7.248cm" svg:y2="0.429cm"><text:p/></draw:line><draw:line text:anchor-type="paragraph" draw:z-index="22" draw:style-name="gr5" draw:text-style-name="P13" svg:x1="6.419cm" svg:y1="0.429cm" svg:x2="7.336cm" svg:y2="0.888cm"><text:p/></draw:line><draw:line text:anchor-type="paragraph" draw:z-index="23" draw:style-name="gr5" draw:text-style-name="P13" svg:x1="3.632cm" svg:y1="0.823cm" svg:x2="4.461cm" svg:y2="0.347cm"><text:p/></draw:line><draw:line text:anchor-type="paragraph" draw:z-index="24" draw:style-name="gr5" draw:text-style-name="P13" svg:x1="3.632cm" svg:y1="0.347cm" svg:x2="4.549cm" svg:y2="0.806cm"><text:p/></draw:line></text:p>
      <text:list xml:id="list1627521647" text:continue-numbering="true" text:style-name="L1">
        <text:list-item>
          <text:list>
            <text:list-header>
              <text:p text:style-name="P7"/>
              <text:p text:style-name="P7"><draw:rect text:anchor-type="paragraph" draw:z-index="15" draw:style-name="gr1" draw:text-style-name="P13" svg:width="1.482cm" svg:height="0.671cm" svg:x="3.385cm" svg:y="0.064cm"><text:p text:style-name="P13">Ib</text:p></draw:rect><draw:rect text:anchor-type="paragraph" draw:z-index="14" draw:style-name="gr1" draw:text-style-name="P13" svg:width="1.482cm" svg:height="0.671cm" svg:x="6.189cm" svg:y="0.081cm"><text:p text:style-name="P13">Ia</text:p></draw:rect></text:p>
              <text:p text:style-name="P7"><draw:frame text:anchor-type="paragraph" draw:z-index="18" draw:style-name="gr3" draw:text-style-name="P14" svg:width="1.447cm" svg:height="0.408cm" svg:x="4.09cm" svg:y="0.247cm"><draw:text-box><text:p text:style-name="P14"><text:span text:style-name="T7">dc : 3</text:span></text:p></draw:text-box></draw:frame><draw:frame text:anchor-type="paragraph" draw:z-index="17" draw:style-name="gr3" draw:text-style-name="P14" svg:width="1.447cm" svg:height="0.408cm" svg:x="6.895cm" svg:y="0.265cm"><draw:text-box><text:p text:style-name="P14"><text:span text:style-name="T7">dc : 4</text:span></text:p></draw:text-box></draw:frame></text:p>
              <text:p text:style-name="P7"/>
              <text:p text:style-name="P7">Nous pouvons voir que, si nous ordonnons les Generic par date de création et sachant que l'algorithme du <text:span text:style-name="T1">superOf </text:span>compare les Generic deux à deux, Ta n'est pas le super de Ib et Tb n'est pas le super de Ia.</text:p>
              <text:p text:style-name="P7"/>
            </text:list-header>
          </text:list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3-01-09T14:55:03</dc:date>
    <meta:editing-duration>P15DT17H9M59S</meta:editing-duration>
    <meta:editing-cycles>182</meta:editing-cycles>
    <meta:generator>LibreOffice/3.4$Unix LibreOffice_project/340m1$Build-502</meta:generator>
    <meta:print-date>2013-01-09T14:49:18</meta:print-date>
    <meta:document-statistic meta:table-count="0" meta:image-count="0" meta:object-count="0" meta:page-count="1" meta:paragraph-count="19" meta:word-count="245" meta:character-count="1444" meta:non-whitespace-character-count="1225"/>
  </office:meta>
</office:document-meta>
</file>